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60ef" officeooo:paragraph-rsid="000d60ef"/>
    </style:style>
    <style:style style:name="P2" style:family="paragraph" style:parent-style-name="Standard">
      <style:text-properties officeooo:rsid="000d60ef" officeooo:paragraph-rsid="000ea7bd"/>
    </style:style>
    <style:style style:name="P3" style:family="paragraph" style:parent-style-name="Standard">
      <style:text-properties officeooo:rsid="000e9b49" officeooo:paragraph-rsid="000e9b49"/>
    </style:style>
    <style:style style:name="P4" style:family="paragraph" style:parent-style-name="Standard">
      <style:text-properties officeooo:rsid="000e9b49" officeooo:paragraph-rsid="000ea7bd"/>
    </style:style>
    <style:style style:name="P5" style:family="paragraph" style:parent-style-name="Standard">
      <style:text-properties officeooo:rsid="001077b6" officeooo:paragraph-rsid="001077b6"/>
    </style:style>
    <style:style style:name="P6" style:family="paragraph" style:parent-style-name="Standard">
      <style:text-properties officeooo:rsid="000d60ef" officeooo:paragraph-rsid="000d60ef" fo:background-color="#ffff00"/>
    </style:style>
    <style:style style:name="P7" style:family="paragraph" style:parent-style-name="Standard">
      <style:text-properties officeooo:rsid="0011dc0a" officeooo:paragraph-rsid="0011dc0a" fo:background-color="#ffff00"/>
    </style:style>
    <style:style style:name="P8" style:family="paragraph" style:parent-style-name="Standard">
      <style:text-properties officeooo:rsid="000e9b49" officeooo:paragraph-rsid="000e9b49" fo:background-color="#ffff00"/>
    </style:style>
    <style:style style:name="P9" style:family="paragraph" style:parent-style-name="Standard">
      <style:text-properties officeooo:rsid="000d60ef" officeooo:paragraph-rsid="000d60ef" fo:background-color="#ff6347"/>
    </style:style>
    <style:style style:name="P10" style:family="paragraph" style:parent-style-name="Standard">
      <style:text-properties officeooo:rsid="000e9b49" officeooo:paragraph-rsid="000e9b49" fo:background-color="#ff6347"/>
    </style:style>
    <style:style style:name="P11" style:family="paragraph" style:parent-style-name="Standard">
      <style:text-properties officeooo:rsid="000d60ef" officeooo:paragraph-rsid="000d60ef"/>
    </style:style>
    <style:style style:name="P12" style:family="paragraph" style:parent-style-name="Standard">
      <style:text-properties officeooo:rsid="001077b6" officeooo:paragraph-rsid="001077b6"/>
    </style:style>
    <style:style style:name="T1" style:family="text">
      <style:text-properties officeooo:rsid="0011dc0a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dc0a" fo:background-color="#ffff00" loext:char-shading-value="0"/>
    </style:style>
    <style:style style:name="T4" style:family="text">
      <style:text-properties fo:background-color="#ff6347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t</text:p>
      <text:p text:style-name="P5">06-08-2000</text:p>
      <text:p text:style-name="P5">25-09-2000</text:p>
      <text:p text:style-name="P5">31-10-2000</text:p>
      <text:p text:style-name="P6">30-03-2001</text:p>
      <text:p text:style-name="P1">11-04-2001</text:p>
      <text:p text:style-name="P1"><text:span text:style-name="T3">15</text:span><text:span text:style-name="T2">-10-2001</text:span></text:p>
      <text:p text:style-name="P1">27-10-2001</text:p>
      <text:p text:style-name="P6"><text:span text:style-name="T1">25</text:span>-09-2002</text:p>
      <text:p text:style-name="P9">31-10-2003</text:p>
      <text:p text:style-name="P9">20-11-2003</text:p>
      <text:p text:style-name="P6"><text:span text:style-name="T1">19</text:span>-07-2004</text:p>
      <text:p text:style-name="P9">03-11-2004</text:p>
      <text:p text:style-name="P1">23-08-2005</text:p>
      <text:p text:style-name="P1">14-12-2006</text:p>
      <text:p text:style-name="P1"/>
      <text:p text:style-name="P1"/>
      <text:p text:style-name="P1">Kp</text:p>
      <text:p text:style-name="P1">03-04-1998</text:p>
      <text:p text:style-name="P7">29-04-1998</text:p>
      <text:p text:style-name="P1">26-08-1998</text:p>
      <text:p text:style-name="P1">26-08-1998</text:p>
      <text:p text:style-name="P1">24-09-1998</text:p>
      <text:p text:style-name="P6">07-11-1998</text:p>
      <text:p text:style-name="P1">17-02-1998</text:p>
      <text:p text:style-name="P1">17-02-1998</text:p>
      <text:p text:style-name="P1">09-03-1998</text:p>
      <text:p text:style-name="P1">30-07-1999</text:p>
      <text:p text:style-name="P1">22-09-1999</text:p>
      <text:p text:style-name="P1">21-10-1999</text:p>
      <text:p text:style-name="P6">0<text:span text:style-name="T1">1</text:span>-04-2000</text:p>
      <text:p text:style-name="P1">23-05-2000</text:p>
      <text:p text:style-name="P1">07-06-2000</text:p>
      <text:p text:style-name="P6">1<text:span text:style-name="T1">0</text:span>-07-2000</text:p>
      <text:p text:style-name="P1">11-08-2000</text:p>
      <text:p text:style-name="P1">17-09-2000</text:p>
      <text:p text:style-name="P1">04-10-2000</text:p>
      <text:p text:style-name="P1">15-03-2001</text:p>
      <text:p text:style-name="P6">30-03-2001</text:p>
      <text:p text:style-name="P1">11-04-2001</text:p>
      <text:p text:style-name="P1">01-10-2001</text:p>
      <text:p text:style-name="P1">21-10-2001</text:p>
      <text:p text:style-name="P1">23-11-2001</text:p>
      <text:p text:style-name="P1">17-04-2002</text:p>
      <text:p text:style-name="P1">17-05-2002</text:p>
      <text:p text:style-name="P3">07-09-2002</text:p>
      <text:p text:style-name="P3">01-10-2002</text:p>
      <text:p text:style-name="P3">09-05-2003</text:p>
      <text:p text:style-name="P3">19/29-05-2003</text:p>
      <text:p text:style-name="P3">18-06-2003</text:p>
      <text:p text:style-name="P3">17-08-2003</text:p>
      <text:p text:style-name="P3">17-09-2003</text:p>
      <text:p text:style-name="P3">1<text:span text:style-name="T4">4-10-2003</text:span></text:p>
      <text:p text:style-name="P10">29-10-2003</text:p>
      <text:p text:style-name="P10">20-11-2003</text:p>
      <text:p text:style-name="P8">26-07-2004</text:p>
      <text:p text:style-name="P8">7/10-11-2004</text:p>
      <text:p text:style-name="P3">7/21-01-2005</text:p>
      <text:p text:style-name="P7">02-05-2005</text:p>
      <text:p text:style-name="P3">14-05-2005</text:p>
      <text:p text:style-name="P3">29-05-2005</text:p>
      <text:p text:style-name="P8">23-08-2005</text:p>
      <text:p text:style-name="P3">02-09-2005</text:p>
      <text:p text:style-name="P3">10-09-2005</text:p>
      <text:p text:style-name="P3">14-12-2006</text:p>
      <text:p text:style-name="P3">04-04-2006</text:p>
      <text:p text:style-name="P3">08-03-2010</text:p>
      <text:p text:style-name="P3">15-07-2012</text:p>
      <text:p text:style-name="P3">08-09-2012</text:p>
      <text:p text:style-name="P3">01-10-2012</text:p>
      <text:p text:style-name="P3">16-03-2015</text:p>
      <text:p text:style-name="P3">22-06-2015</text:p>
      <text:p text:style-name="P3">07-10-2015</text:p>
      <text:p text:style-name="P3">07-09-201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st/Kp</text:p>
      <text:p text:style-name="P2">30-03-2001</text:p>
      <text:p text:style-name="P2">11-04-2001</text:p>
      <text:p text:style-name="P2">01-10-2001</text:p>
      <text:p text:style-name="P2">21-10-2001</text:p>
      <text:p text:style-name="P4">29-10-2003</text:p>
      <text:p text:style-name="P4">20-11-2003</text:p>
      <text:p text:style-name="P4">23-08-20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8:21:51.192697883</meta:creation-date>
    <dc:date>2021-12-13T10:46:34.470899401</dc:date>
    <meta:editing-duration>PT14M4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1" meta:paragraph-count="80" meta:word-count="80" meta:character-count="788" meta:non-whitespace-character-count="788"/>
  </office:meta>
</office:document-meta>
</file>